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C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Clock Speed</text:p>
          </table:table-cell>
          <table:table-cell office:value-type="string" calcext:value-type="string">
            <text:p>Power </text:p>
          </table:table-cell>
          <table:table-cell office:value-type="string" calcext:value-type="string">
            <text:p>Clock Perio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786432" calcext:value-type="float">
            <text:p>786432</text:p>
          </table:table-cell>
          <table:table-cell office:value-type="float" office:value="49166" calcext:value-type="float">
            <text:p>49166</text:p>
          </table:table-cell>
          <table:table-cell table:style-name="ce1" office:value-type="float" office:value="100000000" calcext:value-type="float">
            <text:p>1.00E+08</text:p>
          </table:table-cell>
          <table:table-cell table:style-name="ce1" office:value-type="float" office:value="0.081684" calcext:value-type="float">
            <text:p>8.17E-02</text:p>
          </table:table-cell>
          <table:table-cell table:formula="of:=1/[.C2]" office:value-type="float" office:value="0.00000001" calcext:value-type="float">
            <text:p>1E-08</text:p>
          </table:table-cell>
          <table:table-cell table:formula="of:=[.B2]*[.E2]" office:value-type="float" office:value="0.00049166" calcext:value-type="float">
            <text:p>0.0004916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PS</text:p>
          </table:table-cell>
          <table:table-cell/>
          <table:table-cell office:value-type="string" calcext:value-type="string">
            <text:p>OPS/W</text:p>
          </table:table-cell>
          <table:table-cell table:number-columns-repeated="3"/>
        </table:table-row>
        <table:table-row table:style-name="ro1">
          <table:table-cell table:formula="of:=[.A2]/[.F2]" office:value-type="float" office:value="1599544400.60204" calcext:value-type="float">
            <text:p>1599544400.60204</text:p>
          </table:table-cell>
          <table:table-cell/>
          <table:table-cell table:formula="of:=[.A6]/[.D2]" office:value-type="float" office:value="19582101765.3646" calcext:value-type="float">
            <text:p>19582101765.3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PS</text:p>
          </table:table-cell>
          <table:table-cell/>
          <table:table-cell office:value-type="string" calcext:value-type="string">
            <text:p>GOPS/W</text:p>
          </table:table-cell>
          <table:table-cell table:number-columns-repeated="3"/>
        </table:table-row>
        <table:table-row table:style-name="ro1">
          <table:table-cell table:formula="of:=[.A6]*0.000000001" office:value-type="float" office:value="1.59954440060204" calcext:value-type="float">
            <text:p>1.59954440060204</text:p>
          </table:table-cell>
          <table:table-cell/>
          <table:table-cell table:formula="of:=[.A8]/[.D2]" office:value-type="float" office:value="19.5821017653646" calcext:value-type="float">
            <text:p>19.5821017653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S</text:p>
          </table:table-cell>
          <table:table-cell/>
          <table:table-cell office:value-type="string" calcext:value-type="string">
            <text:p>TOPS/W</text:p>
          </table:table-cell>
          <table:table-cell table:number-columns-repeated="3"/>
        </table:table-row>
        <table:table-row table:style-name="ro1">
          <table:table-cell table:formula="of:=[.A6]*0.000000000001" office:value-type="float" office:value="0.00159954440060204" calcext:value-type="float">
            <text:p>0.001599544400602</text:p>
          </table:table-cell>
          <table:table-cell/>
          <table:table-cell table:formula="of:=[.A10]/[.D2]" office:value-type="float" office:value="0.0195821017653646" calcext:value-type="float">
            <text:p>0.01958210176536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15:34:57.044441252</meta:creation-date>
    <dc:date>2021-08-13T15:46:54.057240485</dc:date>
    <meta:editing-duration>PT11M57S</meta:editing-duration>
    <meta:editing-cycles>2</meta:editing-cycles>
    <meta:generator>LibreOffice/7.1.5.2$Linux_X86_64 LibreOffice_project/10$Build-2</meta:generator>
    <meta:document-statistic meta:table-count="1" meta:cell-count="24" meta:object-count="0"/>
  </office:meta>
</office:document-meta>
</file>